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000000"/>
      <style:paragraph-properties fo:text-align="center"/>
      <style:text-properties style:font-name="Helvetica"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292cm" svg:height="0.353cm" svg:x="5.953cm" svg:y="7.172cm" svg:viewBox="0 0 293 354" svg:d="M134 313c16 0 29-1 40-5 19-6 34-18 46-36 9-14 16-33 20-55 3-13 4-26 4-37 0-44-9-78-26-102-18-25-46-37-85-37h-85v272zM0 0h144c48 0 86 17 113 52 24 31 36 71 36 120 0 37-7 71-21 102-25 53-68 80-129 80h-143z">
          <text:p/>
        </draw:path>
        <draw:line draw:style-name="gr2" draw:text-style-name="P2" draw:layer="layout" svg:x1="6.12cm" svg:y1="7.107cm" svg:x2="6.12cm" svg:y2="7.59cm">
          <text:p/>
        </draw:line>
        <draw:line draw:style-name="gr2" draw:text-style-name="P2" draw:layer="layout" svg:x1="6.044cm" svg:y1="7.107cm" svg:x2="6.044cm" svg:y2="7.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1T23:13:01.648790346</meta:creation-date>
    <dc:date>2022-04-11T23:19:45.471603890</dc:date>
    <meta:editing-duration>PT6M44S</meta:editing-duration>
    <meta:editing-cycles>2</meta:editing-cycles>
    <meta:generator>LibreOffice/7.2.6.2$Linux_X86_64 LibreOffice_project/20$Build-2</meta:generator>
    <meta:document-statistic meta:object-count="3"/>
  </office:meta>
</office:document-meta>
</file>